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4.4 deshabituación y principios de orden superior</text:span></text:p>
      <text:p text:style-name="P1"><text:span text:style-name="T2">¿Cómo se podemos emplear los principios de orden superior a la individualización del <text:s/>enfoque para investigar el proceso de la reedificación de las criaturas no lingüísticas? El paradigma de la deshabituación de la psicología evolutiva ha producido resultados sorprendentes y sugestivos en el estudio lingüístico de los niños <text:s text:c="2"/>(Baillargeon 1995, Gopnik y Meltzoff 1997, Spelke 1990) y los animales no humanos (Hauser 1998, 2001, Munakata et al. 2001). El razonamiento detrás de los experimentos de deshabituación es que las criaturas no lingüísticas, observan prolongadamente los eventos que <text:s/>encuentran <text:s/>sorprendentes y <text:s/>por lo tanto uno puede leer <text:s/>en relación a su momento de observación, las expectativas que tienen acerca de cómo los eventos <text:s/>resultaran. Así, habituando a criaturas no lingüísticas a un determinado evento y luego presentarles eventos que difieren del evento anterior de manera específica, se puede detectar las características de los eventos a los que son sensibles.</text:span></text:p>
      <text:p text:style-name="P1"><text:span text:style-name="T2">Lo que ha surgido a partir de experimentos con el paradigma de deshabituación en los niños muy pequeños (mucho antes <text:s/>incluso de las primeras etapas de la adquisición del lenguaje) es que la sensibilidad a ciertos principios físicos muy básicos comienza en el nacimiento. El proceso de reificación se encuentra avanzado mucho antes de la adquisición del lenguaje. El paradigma de la deshabituación también se ha utilizado para investigar la percepción de las expectativas de primates superiores, especialmente los monos Rhesus y tití cabeciblanco (Hauser et al. En prensa). Los resultados de estos experimentos proporcionan fuerte evidencia de que la reificación precede a la adquisición del lenguaje en la filogenética, así como en los términos ontogenéticos (Munakata et al. 2001). En esta sección analizaré algunas de las principales conclusiones acerca de la cognición infantil que se logra a través del paradigma de deshabituación. La extensión de estos hallazgos para los animales no humanos será considerada en la siguiente sección.</text:span></text:p>
      <text:p text:style-name="P1"><text:span text:style-name="T2">Elizabeth Spelke ha sugerido que los bebés humanos perciben los individuos como entidades conectadas espacialmente que mantienen su conectividad a medida que avanzan. Ella sostiene que el universo perceptual de los niños cuya edad este entre los tres meses se rige por lo que ella llama el principio de cohesión, según el cual las superficies se encuentran en un solo cuerpo si y sólo si están conectados (Spelke 1990, Spelke y Van de Valle 1993). Es evidencia del principio de cohesión, por ejemplo, que los niños no parecen percibir el límite entre dos objetos que están en reposo y al lado, incluso cuando los objetos se diferencian en el color, forma y textura. Los experimentos de deshabituación de Spelke han demostrado que los niños perciben dos objetos como uno solo si son espacialmente contiguos, incluso si no muestran el tipo de propiedades de la Gestalt que los adultos toman para definir los límites de objetos estacionarios, tales como las similitudes de color, la suavidad de los bordes, y etc. Es decir, en montajes experimentales como los de la figura 4.2 los <text:s/>jóvenes infantes encuentran el escenario de la derecha en las dos condiciones de prueba más sorprendente que el escenario de la izquierda.</text:span></text:p>
      <text:p text:style-name="P1"><text:span text:style-name="T2">Esto es particularmente notable en la condición (d), donde las propiedades en conflicto visual en las dos mitades del objeto estacionario pueden sugerir a los de muchos espectadores adultos que el escenario de la derecha es más probable.</text:span></text:p>
      <text:p text:style-name="P1"><text:span text:style-name="T2">Los bebés parecen ser <text:s/>más susceptibles a la percepción <text:s/>de los principios que rigen el movimiento de los cuerpos. Como era de esperar (ya que la contigüidad y la conexión dominan en la percepción de objetos fijos), los niños perciben un solo objeto en movimiento cuando dos objetos adyacentes se mueven juntos (Spelke, von Hofsten y Kestenbaum, 1989). También se desglosa del principio de cohesión que los niños no </text:span><text:soft-page-break/><text:span text:style-name="T2">amalgamaran dos objetos separados por un espacio visible, incluso si se mueven juntos. Ellos, sin embargo, perciben un solo objeto cuando los dos objetos están separados en profundidad. Spelke explica esto sugiriendo que la percepción infantil se rigen por el principio del contacto, según el cual las superficies se mueven juntas si y sólo si están en contacto.</text:span></text:p>
      <text:p text:style-name="P1"><text:span text:style-name="T2">Por lo tanto, si dos superficies parcialmente ocultas se mueven a la vez y no hay ningún espacio visible que imposibilite su contacto, los niños esperan que ellos sigan comportándose como si fueran dos caras de un solo objeto.</text:span></text:p>
      <text:p text:style-name="P1"><text:span text:style-name="T2">Figura 4.2 Una representación esquemática de la muestra de un experimento sobre la percepción de los bebés de los límites de los objetos. Reproducido con permiso de Blackwell Publishers de Spelke y Van de Walle 1993.135</text:span></text:p>
      <text:p text:style-name="P1"><text:span text:style-name="T2">Es otro de los principios básicos que rigen el comportamiento de los cuerpos permanentes (en oposición a las sensaciones o sonidos, por ejemplo) que deben seguir existiendo cuando no son percibidos. Existe alguna evidencia de un comportamiento infantil que tiene por lo menos el comienzo de un control sobre este principio. Parte de esta evidencia es anecdótica.</text:span></text:p>
      <text:p text:style-name="P1"><text:span text:style-name="T2">Uno podría pensar que los bebés revelan sensibilidad a este principio de orden superior cuando <text:s/>mueven la cabeza a un lado para <text:s/>recuperar la visión de un objeto que perdieron de vista cuando de hecho movieron la cabeza en la dirección opuesta. Parte de esto es más experimental. Por ejemplo, niños de 5 meses de edad continuaran buscando un objeto que hayan visto anteriormente cuando las luces del cuarto son apagadas (Hood y Willats 1986), aunque esto puede ser debido a la incapacidad ejecutiva para inhibir una respuesta prepotente ya en marcha. Los experimentos también han demostrado que los niños observan anticipadamente un extremo de una pantalla cuando un objeto desaparece en el otro extremo, y <text:s/>muestran sorpresa cuando no aparece en el momento adecuado (Moore, Borton, y Darby, 1978). Pero quizás la evidencia más clara en esta área ha venido de una famosa serie de experimentos de deshabituación llevados a cabo por Renee Baillargeon (1987). En un experimento, Baillargeon habituó a niños de 4,5 meses de edad, a una pantalla que rotaba 180 ° sobre una mesa, un poco como un puente levadizo. Luego, a la vista del niño, puso un objeto inmóvil detrás de la pantalla de manera que se encuentre completamente ocluido para cuando la pantalla se haya levantado 60°. Ella estaba interesada en saber si los niños se mostrarían sorprendidos en los momentos en los que la pantalla rotara 180 °, aunque el objeto se había colocado detrás de la pantalla, a diferencia de los momentos en los que la pantalla se detuvo justo en el instante en el que era esperado encontrarse con el objeto invisible. Resultó, y ha demostrado ser un hallazgo muy robusto, que los niños estaban más sorprendidos por el primer tipo de prueba. Parece que tienen algunas expectativas acerca de las propiedades físicas de los objetos, incluso cuando los objetos no son actualmente visibles. Por otra parte, los experimentos del puente elevadizo muestran reconocimiento de que los objetos tienen propiedades de solidez e impenetrabilidad.</text:span></text:p>
      <text:p text:style-name="P1"><text:span text:style-name="T2">El paradigma de la deshabituación se diseñó deliberadamente como una alternativa a los métodos más tradicionales de Piaget de pruebas de capacidades cognitivas del bebé en función de sus capacidades motoras. Se consideró que estos métodos no podían distinguir adecuadamente los fallos de rendimiento debido a la falta de coordinación sensomotora de estos debido a que sus capacidades cognitivas no estaban suficientemente desarrolladas. Sin embargo, mirar las acciones y las reacciones de los bebés puede proporcionar evidencia para el enriquecimiento de su entorno percibido. La idea de que los individuos son conjuntos de características que pueden ser detectados en diferentes modalidades </text:span><text:soft-page-break/><text:span text:style-name="T2">sensoriales surge desde muy temprano, por ejemplo, y se manifiesta en el comportamiento infantil. Casi tan pronto como son capaces de coordinar sus movimientos, los bebés moverán un objeto que se mantenga en su línea de visión (Piaget 1954). También aparece muy temprano en la infancia la capacidad bastante precisa de percibir si los objetos están al alcance, algo que claramente depende de la percepción del objeto como un lugar de forma visual y propiedades objetivamente identificables (Field 1976, Von Hofsten 1982).</text:span></text:p>
      <text:p text:style-name="P1"><text:span text:style-name="T2">Una última fuente de evidencia en esta área proviene de experimentos sobre la percepción infantil de la forma y la constancia de tamaño. Los cuerpos tienden a conservar su forma y tamaño en intervalos de tiempo relativamente cortos. Dado que los cuerpos se mueven en relación a los perceptores (y los perceptores en relación con los organismos), el tamaño de la imagen retiniana no es índice de la magnitud real del cuerpo. La manera en que los sistemas perceptuales se corrigen automaticamente por esto, es conocida como constancia de tamaño. La constancia de la forma es un fenómeno similar. Es evidente que, si los niños deben ser debidamente descritos como perceptores de un mundo articulado en cuerpos a los que deben ser sensibles a las constancias que rigen la percepción de objetos en los adultos. Como he señalado, hay evidencia de que a los 6 meses, los niños, son sensibles a la constancia del tamaño (McKenzie, Tootell, y Día, 1980). Constancia de la forma, por el contrario, ha sido demostrada no sólo en los niños pequeños (Bower 1966, Caron, Caron, y Carlson 1979), sino también en los recién nacidos (Slater y Morrison 1985).</text:span></text:p>
      <text:p text:style-name="P2"/>
      <text:p text:style-name="P2"/>
      <text:p text:style-name="P1"><text:span text:style-name="T2">La evidencia experimental indica claramente, por lo tanto, que incluso los niños pequeños son sensibles a una proporción significativa de las regularidades físicas de orden superior de cuyos cuerpos son tema. Parece correcto concluir que habitan en un universo perceptual cosificada y articulada. La conclusión inmediata a sacar es que las criaturas no lingüísticas son perfectamente capaces de percibir un mundo estructurado. Parece poco probable que el universo perceptivo de los niños pequeños este estructurado de acuerdo a los criterios de identidad que son en absoluto comparables a los empleados por los seres humanos adultos. Se parece mucho a como si los principios de individualización que los bebés emplean, son criterios de identidad de los cuerpos en general, en lugar de criterios de identidad de los cuerpos en particular. Esto es consistente con la evidencia experimental que muestra que, aunque los niños menores de 9 meses se sorprenden cuando un cuerpo desaparece detrás de una pantalla y no surge por el otro lado, pero parecen indiferentes si un objeto diferente aparece en el otro lado (Bower 1982) . Esto no es particularmente sorprendente. Pero resalta la importancia de aclarar las diferencias entre la forma en que las criaturas lingüísticas y no lingüísticas perciben el mundo. Abordare de nuevo esto en los capítulos 8 y 9, donde voy a argumentar que hay diferencias radicales entre el conocimiento lingüístico y no lingüístico.</text:span></text:p>
      <text:p text:style-name="P1"><text:span text:style-name="T2">Hay una próxima conclusión a extraer de este análisis de la cosificación de la ontogenia humana, y esto me lleva de regreso a la discusión al final de la última sección. Yo propuse ahí que debemos ser sensibles a la gama de ontologías diferentes que existen en todo el reino animal y en el transcurso del desarrollo infantil. No hay manera de que las criaturas no lingüísticas labraran el mundo. Lo que está surgiendo ahora es una manera de hacer de esta idea básica, concreta y determinada. Podemos entender las variaciones en la ontología de todo el reino animal y el curso del desarrollo infantil en términos de sensibilidad diferencial al conjunto de principios físicos básicos que rigen el comportamiento de los objetos. Lo que hace que la ontología de una especie sea diferente a la de otro, lo que </text:span><text:soft-page-break/><text:span text:style-name="T2">demuestra que esculpen el mundo de diferentes maneras, es que son sensibles a los diferentes principios físicos de orden superior. En la siguiente sección a su vez me enfocare en hacer este pensamiento básico, más preciso.</text:span></text:p>
      <text:p text:style-name="P3"/>
      <text:p text:style-name="P1"><text:span text:style-name="T1">4.5 De las propiedades de objeto a la ontología</text:span></text:p>
      <text:p text:style-name="P1"><text:span text:style-name="T2">En la sección anterior se ha sostenido el apoyo a la aproximación de los principios de orden superior para la individualización. Lo que lo hace el caso de que una criatura perciba las aglomeraciones de las propiedades co-instanciadas espacio-temporalmente y las características como cuerpos, es que <text:s/>distingue como sujetos a ciertos principios físicos de orden superior. Los resultados de los experimentos de deshabituación, encuestados en la sección anterior, dan un claro ejemplo de lo que esta sensibilidad perceptiva representa en el caso de los bebés humanos. En esta sección se va a explorar cómo esta concepción de la individualización se puede emplear para determinar la ontología de las criaturas no lingüísticas, lo que permite dar el primer paso en la resolución de las indeterminaciones de la semántica del acierto. La idea básica es que se puede entender a la ontología de las criaturas en cuanto al conjunto particular de principios físicos, la cual toma a los cuerpos como sujetos. El problema, por supuesto, es cómo se va a identificar el conjunto relevante de los principios físicos (que forman lo que se llamara el conjunto de parámetros físicos). El caso más sencillo es aquel en que, como en el ejemplo infantil, el conjunto de parámetros físicos relevantes es en gran parte un subconjunto del conjunto de parámetros físicos <text:s/>expuestos aquí. En este caso, sólo se puede trabajar retrocediendo hasta el este caso, empleando lo que será <text:s/>entendido como estrategia de las propiedades canónicas de objeto, esencialmente restando de éste el conjunto de parámetros físicos expuestos aquí. Pero, como ya se ha demostrado hasta estos momentos, y se estudiará más adelante, el conjunto infantil de parámetros físicos contiene los principios de orden superior que no se presentan en el conjunto expuesto en este texto. Por lo tanto, la <text:s/>estrategia canónica de las propiedades de objeto debe complementarse en lo que se llamaría la <text:s/>estrategia de desviación de las propiedades de objeto.</text:span></text:p>
      <text:p text:style-name="P1"><text:span text:style-name="T2">Se va a comenzar con la estrategia de las propiedades canónica de los objetos. La idea básica aquí (como ya se comentó en la Paradoja de la Auto-Conciencia), es comenzar con las propiedades que son constitutivas de algo calificado como un objeto, éstas son las que se denominarían las propiedades canónicas de objeto. Los siguientes son las propiedades canónicas de objeto posibles:</text:span></text:p>
      <text:p text:style-name="P1"><text:span text:style-name="T2">• La propiedad de seguir una trayectoria continúa a través de un solo espacio-tiempo</text:span></text:p>
      <text:p text:style-name="P1"><text:span text:style-name="T2">• La propiedad de continuar existiendo cuando no <text:s/>son percibidos</text:span></text:p>
      <text:p text:style-name="P1"><text:span text:style-name="T2">• La propiedad de tener una forma determinada</text:span></text:p>
      <text:p text:style-name="P1"><text:span text:style-name="T2">• La propiedad de ser internamente unificada</text:span></text:p>
      <text:p text:style-name="P1"><text:span text:style-name="T2">• La propiedad de sólo ser capaz de someterse a un conjunto fijo de cambios</text:span></text:p>
      <text:p text:style-name="P1"><text:span text:style-name="T2">• La propiedad de ser impenetrable</text:span></text:p>
      <text:p text:style-name="P1"><text:span text:style-name="T2">• La propiedad de ser apto para el otoño cuando no admitidos</text:span></text:p>
      <text:p text:style-name="P1"><text:span text:style-name="T2">• La propiedad de ser internamente conectada causalmente</text:span></text:p>
      <text:p text:style-name="P1"><text:span text:style-name="T2">• La propiedad de tener masa</text:span></text:p>
      <text:p text:style-name="P1"><text:span text:style-name="T2">• La propiedad de poner resistencia al tacto</text:span></text:p>
      <text:p text:style-name="P1"><text:span text:style-name="T2">• La propiedad de tener un estado de movimiento o reposo explicable en términos de las fuerzas mecánicas que actúan sobre él</text:span></text:p>
      <text:p text:style-name="P1"><text:span text:style-name="T2">• La propiedad de influenciar a otros objetos</text:span></text:p>
      <text:p text:style-name="P1"><text:soft-page-break/><text:span text:style-name="T2"><text:s/>La lista de propiedades canónicas de los objetos no es fija ni rígida. Es muy posible que haya algunos objetos que carezcan de una o más propiedades y también que ciertas del ellas se reduzcan por otras (como la propiedad de presentar resistencia al tacto puede ser reducible a la propiedad de la impenetrabilidad). No se puede esperar que se apliquen todas las propiedades candidatas de objeto a todos los objetos en todo momento. Los objetos que son más ligeros que el aire, por ejemplo, no tienen la tendencia a caer cuando no estén siendo soportados. Aún más dudosos son los objetos, tales como las aves, que son capaces de superar los efectos de la gravedad. Sin embargo, la parte del ser sensible a la percepción de una propiedad de objeto es ser perceptualmente sensible a los casos excepcionales en los que ciertos objetos dejan de tener propiedades.</text:span></text:p>
      <text:p text:style-name="P1"><text:span text:style-name="T2">Para cada una de estas propiedades de los objetos se corresponde, obviamente, una regularidad física de orden superior del tipo descrito en el apartado anterior. Así, por ejemplo, tener una forma determinada es una propiedad de objeto, hay un principio físico de orden superior que afirma que los cuerpos tienen forma determinada. La propuesta que se hizo en la paradoja de la auto-consciencia fue que se puede entender la forma en que los bebés pre-lingüistas organizan al mundo en términos de propiedades de objeto (principios físicos y correlativos de orden superior) a las cuales son perceptualmente sensibles. ¿Cómo puede la sensibilidad perceptiva de estos principios físicos de orden superior ser manifestada? Algunos son manifestados directamente en la manera revelada por los experimentos de deshabituación. Así, por ejemplo la sensibilidad perceptiva para la propiedad de objeto de ser apto para caer, cuando no están siendo sostenidos (y para el principio físico correlativo sobre los cuerpos que tienden a caer al suelo cuando no están siendo sostenido), podría ser manifestada con extrañez <text:s/>si un objeto descansando sobre una superficie de apoyo se mantiene donde está después de que la superficie de apoyo donde se encuentra es retirada. La sensibilidad hacia las otras propiedades de objetos será manifestada indirectamente, considerando a la propiedad de objeto de tener una forma determinada. No se esperaría que un niño sensible a esta propiedad de objeto se sorprenda por una cosa que le falte. Después de todo, regularmente se podría esperar encontrar anillos de humo, sombras, nubes, etc.; pero podrían manifestar su sensibilidad a la propiedad de los objetos, mostrando sorpresa cuando un objeto que le falta algo, a pesar de todo, parece tener otra propiedad como la de impenetrabilidad.</text:span></text:p>
      <text:p text:style-name="P1"><text:span text:style-name="T2">Parece posible, por lo tanto, para la construcción de una explicación del desarrollo ontológico del infante humano, en términos de sensibilidad perceptiva, que hay un número creciente de propiedades de objeto. Esa sensibilidad a ciertas propiedades que surgen en etapas más o menos constantes en la ontogenia humana pareciera innegable. Por ejemplo, que la sensibilidad a la propiedad de objetos de influencia causal en otros organismos aparece de alguna forma en torno a la edad de 7 meses (Leslie 1984). Sin embargo (y esto es algo que no se consideró en la Paradoja de la Auto-conciencia), esta explicación no puede estar completa, incluso en el caso de los niños. No todas las "propiedades" de las cuales los bebés son sensibles a la percepción, son propiedades canónicas de objeto.</text:span></text:p>
      <text:p text:style-name="P1"><text:span text:style-name="T2">Lo que a veces se llama la física ingenua del niño no es simplemente una versión empobrecida de la que se expone aquí. Se hace hincapié en el trabajo reciente de Alison Gopnik y Meltzoff Andrew en el desarrollo del conocimiento físico durante la infancia y la niñez temprana (Gopnik y Meltzoff 1997, especialmente cap. 4).</text:span></text:p>
      <text:p text:style-name="P1"><text:span text:style-name="T2">Gopnik y Meltzoff identifican una diferencia crucial entre los criterios que los niños pequeños (antes de la edad de 9 meses) y adultos despliegan para determinar la continuidad de objeto. Para los bebés, la información sobre el movimiento tiene más importancia que la </text:span><text:soft-page-break/><text:span text:style-name="T2">información sobre las características y propiedades de objeto, por lo que su principal criterio de si algo es o no el mismo objeto es simplemente que se debe mantener una trayectoria única observable, independientemente de cualquier modificación que pudiera haber en su aspecto general. Esta es una razón importante de porqué los bebés no muestran sorpresa cuando un objeto desaparece detrás de una pantalla y un objeto totalmente diferente emerge por el otro lado. Para los adultos, por otro parte, como Gopnik y Meltzoff señalan elegantemente, la constancia de las características puede, con frecuencia, prevalecer sobre la continuidad de la trayectoria para determinar si dos percepciones se consideran o no de un solo objeto:</text:span></text:p>
      <text:p text:style-name="P1"><text:span text:style-name="T2">Los adultos individualizan y localizan a los objetos mediante el uso, tanto de la información de lugar y de trayectoria, como de la información de la propiedad estática. También utilizan la información de propiedad para predecir y explicar las apariciones y las desapariciones. Si un conejo grande, blanco distintivo aparece en un cuadro y después en un sombrero, suponen que es el mismo conejo, aunque no se vea de inmediato una ruta de movimiento del mismo. De hecho, se deduce a menudo un camino invisible bastante complejo para el objeto. Si se ve a un pañuelo verde volverse en un ramo de flores, mientras pasa por la mano del ilusionista, a pesar de haber mantenido una misma trayectoria, se supone que es un objeto diferente. Por otro lado, si un objeto cambia su trayectoria, aunque de una manera muy compleja, si mantiene sus propiedades, se va a asumir que sigue siendo el mismo objeto. (Gopnik y Meltzoff 1997, 86)</text:span></text:p>
      <text:p text:style-name="P1"><text:span text:style-name="T2"><text:s/>Este ejemplo muestra que se trata de una cuestión de cierta delicadeza, la de caracterizar exactamente qué propiedad de objeto los niños están siguiendo. Ellos no están siguiendo a la propiedad de objeto de continuar una trayectoria única y continua a través del espacio-tiempo. Más bien, están siguiendo a la propiedad de un objeto desviado de la continuidad espacio-temporal que se puede identificar mejor a través de sus principios físicos asociados de orden superior, es decir, que todo lo que sigue una trayectoria simple a través del espacio-tiempo es un cuerpo de forma continua vigente. Esto está en contraste con el principio físico de orden superior asociado con la propiedad canónica de objeto de la continuidad espacio-temporal, que es que todos los cuerpos existentes continuamente siguen una trayectoria única a través del espacio-tiempo.</text:span></text:p>
      <text:p text:style-name="P1"><text:span text:style-name="T2">En el ejemplo que se acaba de considerar, hay una propiedad canónica de objeto en la que la propiedad de objeto desviado se puede modelar. La diferencia entre ellas es esencialmente de Dirección de Vinculación. Pero hay ejemplos más extremos de las propiedades de objeto desviado en el resto del reino animal, donde uno podría esperar encontrar una divergencia casi completa de las propiedades canónicas <text:s/>de objeto. Algunas de estas serán una función de modalidades sensoriales radicalmente diferentes (Como la ecolocalización en los murciélagos y los delfines, por ejemplo, o la sensibilidad del campo eléctrico en varias especies de peces de agua dulce y marina o la sensibilidad del campo magnético en las palomas). Otras serán <text:s/>una función de ponderaciones diferentes <text:s/>entre las modalidades sensoriales que tienen para otras especies. La gran importancia del olfato en la capacidad cognitiva de los caninos y roedores es un ejemplo de ello. Diferentes especies han evolucionado para ser sensible a los diferentes tipos de información, y hay un trabajo serio que hacer identificando los tipos relevantes de propiedades de objeto de una manera, que permita avanzar hacia una comprensión de su ontología.</text:span></text:p>
      <text:p text:style-name="P1"><text:span text:style-name="T2"><text:s/>La mayoría de los enfoques para el estudio de la representación de objeto en los animales no humanos es comprensible que se base en la búsqueda y en el comportamiento basado en criterios. Un elegante experimento llevado a cabo recientemente por Marc Hauser y </text:span><text:soft-page-break/><text:span text:style-name="T2">colaboradores (2001) ha presentado pruebas muy sugestivas de que el tití cabeciblanco tiene un "sesgo de gravedad", análoga a la de 2,5 a 3 años de edad de los bebés humanos, es decir, que ellos esperan que caigan los objetos en línea recta, independientemente de su trayectoria. Se le presentó a un tití adulto un tubo opaco en forma de S dispuesto de manera que la abertura inferior fuese significativamente desplazada horizontalmente de la abertura superior y con una caja directamente debajo de cada apertura. El experimento consistió en colocar un objeto a través del tubo con el fin de ver dónde mono estará buscándolo. Resultó que el mono siempre buscó <text:s/>la caja debajo de la abertura superior (el punto de entrada) en lugar de debajo de la abertura inferior (el punto de salida), incluso inmediatamente después de haber visto el experimento llevado a cabo con un proceso transparente en lugar de un tubo opaco. Cuando el tubo es transparente el mono busca <text:s/>en la caja correspondiente (presumiblemente debido a que ha sido capaz de hacer un seguimiento visual de objeto que cae a través del tubo), pero tan pronto como el tubo opaco se reinstala vuelve a aparecer el comportamiento original del mono.</text:span></text:p>
      <text:p text:style-name="P1"><text:span text:style-name="T2"><text:s/>Un conjunto diferente de experimentos ha puesto de manifiesto que los monos Rhesus tienen este sesgo de gravedad, en una medida que anula la sensibilidad a las propiedades de <text:s/>objeto de solidez y de impenetrabilidad (Hauser, 2001). En estos experimentos, los monos Rhesus se colocaron delante de una mesa con dos cajas, una de las cuales estaba en la cima de la tabla y la otra debajo de ésta (ver fig. 4.3, paso 1). La organización de las cajas y de la mesa estaba oculta por un obstructor (como en el paso 2) y detrás se dejó un premio de comida. El objetivo del experimento era ver dónde el mono buscaba la comida. La recompensa de alimentos, por supuesto, estaba en la caja superior, pero resulta que los monos Rhesus, casi invariablemente, buscaban en la <text:s/>caja inferior, aunque para haber terminado en esa caja, la recompensa de comida <text:s/>había tenido que pasar a través tanto de la caja superior como de la parte superior de la mesa.</text:span></text:p>
      <text:p text:style-name="P1"><text:span text:style-name="T2">Existe un alcance considerable para la aplicación del paradigma de deshabituación a las criaturas no lingüísticas. Ya se han tomado pasos para el uso del tiempo de observación preferencial para aprovechar las expectativas de percepción de los monos Rhesus en libertad. Munakata y colaboradores (incluyendo a Elizabeth Spelke) han explorado las expectativas que los monos Rhesus tienen sobre el movimiento de los objetos. Resulta que <text:s/>los monos parecen estar más sorprendido por distintos objetos que están en movimientos juntos que por distintos objetos que están en movimiento en conjunto (Munakata et al. 2001). Al igual que los bebés humanos, no amalgaman <text:s/>a los objetos a los cuales se les pueda ver una brecha espacial, incluso cuando los objetos se mueven juntos.</text:span></text:p>
      <text:p text:style-name="P1"><text:span text:style-name="T2">Otro posible modelo de sensibilidad a los propiedades de objeto de los animales no humanos es proporcionado por la investigación de las capacidades visuales discriminatorias de las palomas, con el paradigma conocido de acondicionamiento de diapositivas en color que contienen una variedad de escenas visuales (ver Walker 1983, 254-266, para una breve encuesta). Se ha comprobado que las palomas son capaces de distinguir las escenas que contienen a personas de otras escenas que no las contienen (Herrnstein y Loveland 1964), de distinguir las escenas con un individuo en particular de las escenas donde no aparezca (Herrnstein, Loveland y Cable 1976), al igual las escenas de los árboles <text:s/>con las escenas sin árboles (Cerella 1979), y también las escenas con palomas de las escenas con otras aves (Poole y Lander, 1971). Sería interesante investigar si estas técnicas experimentales pueden ser adaptadas para determinar las habilidades discriminatorias en el ámbito de las propiedades de objeto.</text:span></text:p>
      <text:p text:style-name="P1"><text:soft-page-break/><text:span text:style-name="T2">Figura 4.3 Una representación esquemática de un <text:s/>paradigma experimental sobre las pruebas de sesgo de gravedad en monos Rhesus. Reproducido con permiso de Hauser de 2001, 86.</text:span></text:p>
      <text:p text:style-name="P1"><text:span text:style-name="T2"><text:s/>Es útil establecer un paralelismo con lo que Thomas Nagel denomina fenomenología objetiva, en su conocido artículo “¿Qué se siente ser un murciélago?” la atención filosófica se ha centrado en las demandas negativas que Nagel hace en ese artículo, demandas sobre la insuficiencia de la ciencia para explicar la experiencia consciente, ya sea la del hombre como la de otras especies "desde adentro", dejando de lado las sugerencias positivas que él hace sobre la posibilidad de delinear las características estructurales generales de la experiencia, de una manera que permita ser científicamente iluminada.</text:span></text:p>
      <text:p text:style-name="P1"><text:span text:style-name="T2"><text:s/>En la actualidad, no se está totalmente equipado para pensar en el carácter subjetivo de la experiencia sin recurrir a la imaginación (sin tomar el punto de vista del sujeto experimental). Esto debe ser considerado como un desafío para formar nuevos conceptos y desarrollar un nuevo método, una fenomenología objetiva <text:s/>que no dependa de la empatía o de la imaginación. Aunque es de suponer que no se podrá capturar todo, su objetivo sería describir, al menos en parte, el carácter subjetivo de las experiencias de una forma comprensible para los seres incapaces de tenerlas. (Nagel, 1979, 178-179)</text:span></text:p>
      <text:p text:style-name="P1"><text:span text:style-name="T2">La fenomenología objetiva no tiene que ver con semejanza individual de la experiencia, sino más bien con la estructura general de la experiencia compartida por los miembros de una determinada especie, en una determinada fase de desarrollo.</text:span></text:p>
      <text:p text:style-name="P1"><text:span text:style-name="T2">La estrategia que se propone en este capítulo ofrece una forma concreta de aplicación de la propuesta de Nagel en este pasaje. Nagel pide una forma de entender cómo son las cosas desde el punto de vista de la criatura que no dependa de la capacidad de imaginar de cómo son estas cosas desde esa perspectiva. Una manera (¿la única manera?) de hacer esto es trabajar en las propiedades de objeto a las cuales una criatura es perceptualmente sensible. El trabajo psicológico del desarrollo en la percepción de objeto da una idea de cómo se experimenta el mundo desde la perspectiva de un bebé, pero no depende ni lleva a un ápice más cerca de una comprensión de lo que se siente al ser un infante humano de 6 meses de edad. El mismo punto se mantiene aún con más fuerza, en el caso de las criaturas que son mucho más exóticas relativo al <text:s/>lenguaje usado por seres humanos adultos que <text:s/>al de los infantes. Se puede, como una opinión, <text:s/>tener algún tipo de control sobre las propiedades de objeto a los cuales los delfines son sensibles, a pesar de que nunca se podrá ser capaz de imaginar lo que es ser una criatura que navega por el mundo, principalmente a través de la ecolocalización. Para tomar un ejemplo simple, se sabe que las marsopas (Phocaena phocaend) y delfines del río Amazonas (Inia geoffrensis) evitan cables sumergidos que son sólo de 1 mm de diámetro (Evans, 1973). Es evidente que algún tipo de sensibilidad a las propiedades de objeto de la impenetrabilidad y de la forma determinada está implicada aquí. La investigación adicional, sin duda, será capaz de decir má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dows</meta:initial-creator>
    <dc:creator>Windows</dc:creator>
    <meta:editing-cycles>1</meta:editing-cycles>
    <meta:creation-date>2011-12-16T03:36:00</meta:creation-date>
    <dc:date>2011-12-16T04:05:00</dc:date>
    <meta:editing-duration>PT29S</meta:editing-duration>
    <meta:generator>LibreOffice/3.3$Unix LibreOffice_project/330m19$Build-8</meta:generator>
    <meta:document-statistic meta:table-count="0" meta:image-count="0" meta:object-count="0" meta:page-count="8" meta:paragraph-count="46" meta:word-count="4919" meta:character-count="302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